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8000001D5F266FAD3B35EB88C.png" manifest:media-type="image/png"/>
  <manifest:file-entry manifest:full-path="Pictures/10000000000002670000018ADD7EA24BB3F3E821.png" manifest:media-type="image/png"/>
  <manifest:file-entry manifest:full-path="Pictures/100000000000029F00000215E0FA3C1D0B3556EB.png" manifest:media-type="image/png"/>
  <manifest:file-entry manifest:full-path="Pictures/10000000000002670000018213465033B66EFC32.png" manifest:media-type="image/png"/>
  <manifest:file-entry manifest:full-path="Pictures/10000000000002700000019E4E6C3BC78D386050.png" manifest:media-type="image/png"/>
  <manifest:file-entry manifest:full-path="Pictures/100000000000026600000175C56F20475DD8E467.png" manifest:media-type="image/png"/>
  <manifest:file-entry manifest:full-path="Pictures/100000000000030E0000017E9E54F93CE571BB19.png" manifest:media-type="image/png"/>
  <manifest:file-entry manifest:full-path="Pictures/10000000000002F800000152E93F3E35BAAE9AB6.png" manifest:media-type="image/png"/>
  <manifest:file-entry manifest:full-path="Pictures/10000000000002EE00000157E13C5195A49606D7.png" manifest:media-type="image/png"/>
  <manifest:file-entry manifest:full-path="Pictures/100000000000031F0000020C71C9415BF4363FBF.png" manifest:media-type="image/png"/>
  <manifest:file-entry manifest:full-path="Pictures/1000000000000318000002022EE911B8CDD48205.png" manifest:media-type="image/png"/>
  <manifest:file-entry manifest:full-path="Pictures/100000000000031F0000022F36DE9A86D507967E.png" manifest:media-type="image/png"/>
  <manifest:file-entry manifest:full-path="Pictures/100000000000031B0000025F70A64A8B2CEFB601.png" manifest:media-type="image/png"/>
  <manifest:file-entry manifest:full-path="Pictures/10000000000003220000024D03E24AB060F09CA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ee05" officeooo:paragraph-rsid="000fee05"/>
    </style:style>
    <style:style style:name="T1" style:family="text">
      <style:text-properties officeooo:rsid="0011b60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lo de funciones <text:span text:style-name="T1">se37</text:span></text:p>
      <text:p text:style-name="P1"><draw:frame draw:style-name="fr1" draw:name="Imagen1" text:anchor-type="paragraph" svg:width="16.723cm" svg:height="12.411cm" draw:z-index="0"><draw:image xlink:href="Pictures/1000000000000278000001D5F266FAD3B35EB88C.png" xlink:type="simple" xlink:show="embed" xlink:actuate="onLoad"/></draw:frame></text:p>
      <text:p text:style-name="P1"><draw:frame draw:style-name="fr1" draw:name="Imagen2" text:anchor-type="paragraph" svg:width="16.274cm" svg:height="10.426cm" draw:z-index="1"><draw:image xlink:href="Pictures/10000000000002670000018ADD7EA24BB3F3E821.png" xlink:type="simple" xlink:show="embed" xlink:actuate="onLoad"/></draw:frame></text:p>
      <text:p text:style-name="P1"/>
      <text:p text:style-name="P1"/>
      <text:p text:style-name="P1"><draw:frame draw:style-name="fr2" draw:name="Imagen3" text:anchor-type="paragraph" svg:x="0.363cm" svg:y="-0.28cm" svg:width="16.274cm" svg:height="10.215cm" draw:z-index="2"><draw:image xlink:href="Pictures/10000000000002670000018213465033B66EFC32.png" xlink:type="simple" xlink:show="embed" xlink:actuate="onLoad"/></draw:frame><text:soft-page-break/></text:p>
      <text:p text:style-name="P1"><draw:frame draw:style-name="fr1" draw:name="Imagen4" text:anchor-type="paragraph" svg:width="16.512cm" svg:height="10.956cm" draw:z-index="3"><draw:image xlink:href="Pictures/10000000000002700000019E4E6C3BC78D386050.png" xlink:type="simple" xlink:show="embed" xlink:actuate="onLoad"/></draw:frame></text:p>
      <text:p text:style-name="P1"/>
      <text:p text:style-name="P1"/>
      <text:p text:style-name="P1"><draw:frame draw:style-name="fr3" draw:name="Imagen5" text:anchor-type="paragraph" svg:width="16.247cm" svg:height="9.871cm" draw:z-index="4"><draw:image xlink:href="Pictures/100000000000026600000175C56F20475DD8E467.png" xlink:type="simple" xlink:show="embed" xlink:actuate="onLoad"/></draw:frame><text:soft-page-break/></text:p>
      <text:p text:style-name="P1"><draw:frame draw:style-name="fr4" draw:name="Imagen6" text:anchor-type="paragraph" svg:width="17cm" svg:height="13.504cm" draw:z-index="5"><draw:image xlink:href="Pictures/100000000000029F00000215E0FA3C1D0B3556EB.png" xlink:type="simple" xlink:show="embed" xlink:actuate="onLoad"/></draw:frame></text:p>
      <text:p text:style-name="P1"/>
      <text:p text:style-name="P1"/>
      <text:p text:style-name="P1"><draw:frame draw:style-name="fr4" draw:name="Imagen7" text:anchor-type="paragraph" svg:width="17cm" svg:height="8.304cm" draw:z-index="6"><draw:image xlink:href="Pictures/100000000000030E0000017E9E54F93CE571BB19.png" xlink:type="simple" xlink:show="embed" xlink:actuate="onLoad"/></draw:frame><text:soft-page-break/></text:p>
      <text:p text:style-name="P1"><draw:frame draw:style-name="fr4" draw:name="Imagen8" text:anchor-type="paragraph" svg:width="17cm" svg:height="7.56cm" draw:z-index="7"><draw:image xlink:href="Pictures/10000000000002F800000152E93F3E35BAAE9AB6.png" xlink:type="simple" xlink:show="embed" xlink:actuate="onLoad"/></draw:frame></text:p>
      <text:p text:style-name="P1"><draw:frame draw:style-name="fr2" draw:name="Imagen9" text:anchor-type="paragraph" svg:x="-0.106cm" svg:y="1.191cm" svg:width="17cm" svg:height="7.773cm" draw:z-index="8"><draw:image xlink:href="Pictures/10000000000002EE00000157E13C5195A49606D7.png" xlink:type="simple" xlink:show="embed" xlink:actuate="onLoad"/></draw:frame></text:p>
      <text:p text:style-name="P1"/>
      <text:p text:style-name="P1"><draw:frame draw:style-name="fr4" draw:name="Imagen10" text:anchor-type="paragraph" svg:width="17cm" svg:height="11.148cm" draw:z-index="9"><draw:image xlink:href="Pictures/100000000000031F0000020C71C9415BF4363FBF.png" xlink:type="simple" xlink:show="embed" xlink:actuate="onLoad"/></draw:frame><text:soft-page-break/></text:p>
      <text:p text:style-name="P1"><draw:frame draw:style-name="fr4" draw:name="Imagen11" text:anchor-type="paragraph" svg:width="17cm" svg:height="11.033cm" draw:z-index="10"><draw:image xlink:href="Pictures/1000000000000318000002022EE911B8CDD4820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draw:frame draw:style-name="fr4" draw:name="Imagen12" text:anchor-type="paragraph" svg:width="17cm" svg:height="12.98cm" draw:z-index="11"><draw:image xlink:href="Pictures/100000000000031B0000025F70A64A8B2CEFB601.png" xlink:type="simple" xlink:show="embed" xlink:actuate="onLoad"/></draw:frame><text:soft-page-break/></text:p>
      <text:p text:style-name="P1"/>
      <text:p text:style-name="P1"><draw:frame draw:style-name="fr4" draw:name="Imagen13" text:anchor-type="paragraph" svg:width="17cm" svg:height="11.892cm" draw:z-index="12"><draw:image xlink:href="Pictures/100000000000031F0000022F36DE9A86D507967E.png" xlink:type="simple" xlink:show="embed" xlink:actuate="onLoad"/></draw:frame><text:soft-page-break/></text:p>
      <text:p text:style-name="P1"/>
      <text:p text:style-name="P1"><draw:frame draw:style-name="fr4" draw:name="Imagen14" text:anchor-type="paragraph" svg:width="17cm" svg:height="12.485cm" draw:z-index="13"><draw:image xlink:href="Pictures/10000000000003220000024D03E24AB060F09CAB.png" xlink:type="simple" xlink:show="embed" xlink:actuate="onLoad"/></draw:frame>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3:22:48.351000000</meta:creation-date>
    <dc:date>2019-03-05T01:57:45.698000000</dc:date>
    <meta:editing-duration>PT56M14S</meta:editing-duration>
    <meta:editing-cycles>11</meta:editing-cycles>
    <meta:generator>LibreOffice/5.2.3.3$Windows_x86 LibreOffice_project/d54a8868f08a7b39642414cf2c8ef2f228f780cf</meta:generator>
    <meta:document-statistic meta:table-count="0" meta:image-count="14" meta:object-count="0" meta:page-count="8" meta:paragraph-count="1" meta:word-count="4" meta:character-count="24" meta:non-whitespace-character-count="21"/>
  </office:meta>
</office:document-meta>
</file>